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2c5" officeooo:paragraph-rsid="001fb2c5"/>
    </style:style>
    <style:style style:name="P2" style:family="paragraph" style:parent-style-name="Standard" style:list-style-name="L1">
      <style:text-properties officeooo:rsid="001fb2c5" officeooo:paragraph-rsid="001fb2c5"/>
    </style:style>
    <style:style style:name="P3" style:family="paragraph" style:parent-style-name="Standard" style:list-style-name="L1">
      <style:text-properties officeooo:paragraph-rsid="001fb2c5"/>
    </style:style>
    <style:style style:name="P4" style:family="paragraph" style:parent-style-name="Standard" style:list-style-name="L1">
      <style:text-properties officeooo:paragraph-rsid="0020bedc"/>
    </style:style>
    <style:style style:name="P5" style:family="paragraph" style:parent-style-name="Standard" style:list-style-name="L1">
      <style:text-properties officeooo:rsid="0020bedc" officeooo:paragraph-rsid="0020bedc"/>
    </style:style>
    <style:style style:name="P6" style:family="paragraph" style:parent-style-name="Standard" style:list-style-name="L1">
      <style:text-properties officeooo:rsid="0021e03d" officeooo:paragraph-rsid="0021e03d"/>
    </style:style>
    <style:style style:name="T1" style:family="text">
      <style:text-properties officeooo:rsid="001fb2c5"/>
    </style:style>
    <style:style style:name="T2" style:family="text">
      <style:text-properties officeooo:rsid="0020bedc"/>
    </style:style>
    <style:style style:name="T3" style:family="text">
      <style:text-properties officeooo:rsid="0021e0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ème par journées de deux demi-journées (8h et 12h) où l’équipe peut choisir entre « voyager », « étudier et farmer » et « s’installer » et une fin de journée (16h) où l’équipe ne peut choisir qu’entre « farmer » et « s’installer ».</text:p>
      <text:p text:style-name="P1"/>
      <text:p text:style-name="P1">Introduction du jeu : Ville</text:p>
      <text:p text:style-name="P1">Chacun choisit son outil/arme/équipement de départ parmi :</text:p>
      <text:list xml:id="list3450882054" text:style-name="L1">
        <text:list-item>
          <text:p text:style-name="P3"><text:span text:style-name="T1">Lance </text:span><text:span text:style-name="T2">de silex</text:span><text:span text:style-name="T1"> : permet de chasser des bêtes fortement corpulentes et peu rapides</text:span></text:p>
        </text:list-item>
        <text:list-item>
          <text:p text:style-name="P2">Ar<text:span text:style-name="T2">balète silencieuse</text:span> : permet de chasser des bêtes classiques (faon, chevreuil, lapin, …)</text:p>
        </text:list-item>
        <text:list-item>
          <text:p text:style-name="P5">Fusil : permet de chasser des bêtes mais augmente les chances d’attirer des Traqueurs</text:p>
        </text:list-item>
        <text:list-item>
          <text:p text:style-name="P2">Manuel des baies : permet d’identifier la comestibilité d’une baie</text:p>
        </text:list-item>
        <text:list-item>
          <text:p text:style-name="P2">Manuel des plantes : permet d’identifier une plante médicinale ou alimentaire</text:p>
        </text:list-item>
        <text:list-item>
          <text:p text:style-name="P2">Manuel des parties d’une viande : permet de distinguer le comestible du non-comestible dans une viande fraîche</text:p>
        </text:list-item>
        <text:list-item>
          <text:p text:style-name="P2">Manuel du feu : permet de faire un feu de camp n’importe où <text:span text:style-name="T3">(hors M3, G, Dh)</text:span></text:p>
        </text:list-item>
        <text:list-item>
          <text:p text:style-name="P6">Manuel de manufacture : permet de manufacturer de l’équipement de base (à developper)</text:p>
        </text:list-item>
        <text:list-item>
          <text:p text:style-name="P2">Grimoire de sorts : permet d’apprendre un sort et de se défendre contre les Traqueurs</text:p>
        </text:list-item>
        <text:list-item>
          <text:p text:style-name="P2">Manuel du poisson : permet d’identifier une espèce marine comestible</text:p>
        </text:list-item>
        <text:list-item>
          <text:p text:style-name="P2">Canne à pêche classique : permet de pêcher en bord de lac, de <text:span text:style-name="T2">mer et de fleuve.</text:span></text:p>
        </text:list-item>
        <text:list-item>
          <text:p text:style-name="P4"><text:span text:style-name="T2">Set de rames</text:span></text:p>
        </text:list-item>
        <text:list-item>
          <text:p text:style-name="P4"><text:span text:style-name="T2">Scaphandre autonome : permet de nager sous un lac et sous un fleuv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5:22:54.702487677</meta:creation-date>
    <dc:date>2022-03-14T15:48:26.473164008</dc:date>
    <meta:editing-duration>PT5M11S</meta:editing-duration>
    <meta:editing-cycles>1</meta:editing-cycles>
    <meta:document-statistic meta:table-count="0" meta:image-count="0" meta:object-count="0" meta:page-count="1" meta:paragraph-count="16" meta:word-count="238" meta:character-count="1314" meta:non-whitespace-character-count="1105"/>
    <meta:generator>LibreOffice/6.4.7.2$Linux_X86_64 LibreOffice_project/40$Build-2</meta:generator>
  </office:meta>
</office:document-meta>
</file>